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draw:fill="solid" draw:fill-color="#e6e6e6" draw:textarea-horizontal-align="justify" draw:textarea-vertical-align="top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2" style:family="graphic" style:parent-style-name="standard" style:list-style-name="L2">
      <style:graphic-properties draw:stroke="none" draw:fill="solid" draw:fill-color="#e6e6e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3" style:family="graphic" style:parent-style-name="standard" style:list-style-name="L2">
      <style:graphic-properties draw:stroke="none" draw:fill="solid" draw:fill-color="#e6e6e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4" style:family="graphic" style:parent-style-name="standard">
      <style:graphic-properties draw:stroke="dash" draw:stroke-dash="Dash_20_2" svg:stroke-width="0.053cm" svg:stroke-color="#3c4b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015cm" fo:min-width="1.976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015cm" fo:min-width="1.976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8" style:family="graphic" style:parent-style-name="standard" style:list-style-name="L2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9" style:family="graphic" style:parent-style-name="standard" style:list-style-name="L2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10" style:family="graphic" style:parent-style-name="standard">
      <style:graphic-properties draw:stroke="solid" svg:stroke-width="0.035cm" svg:stroke-color="#3c4b5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color="#000000" draw:shadow-opacity="38%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08cm" fo:min-width="1.247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53cm" svg:stroke-color="#3c4b5e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97cm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97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Courier" style:font-style-name="Regular" style:font-family-generic="modern" style:font-pitch="fixed" fo:font-size="12pt" style:font-size-asian="18pt" style:font-size-complex="18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  <style:text-properties fo:font-family="Arial" style:font-style-name="Regular" style:font-family-generic="swiss" style:font-pitch="variable" fo:font-size="14pt" style:font-size-asian="18pt" style:font-size-complex="18pt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Arial" style:font-style-name="Regular" style:font-family-generic="swiss" style:font-pitch="variable" fo:font-size="14pt" style:font-size-asian="18pt" style:font-size-complex="18pt"/>
    </style:style>
    <style:style style:name="T1" style:family="text">
      <style:text-properties fo:color="#000000" fo:font-family="Courier" style:font-style-name="Regular" style:font-family-generic="modern" style:font-pitch="fixed" fo:font-size="12pt" style:font-family-asian="'Courier New'" style:font-pitch-asian="variable" style:font-size-asian="18pt" style:font-family-complex="'Courier New'" style:font-pitch-complex="variable" style:font-size-complex="18pt"/>
    </style:style>
    <style:style style:name="T2" style:family="text">
      <style:text-properties fo:color="#000000" fo:font-family="'Helvetica LT Std Light'" style:font-pitch="variable" fo:font-size="12pt" style:font-family-asian="'Helvetica LT Std Light'" style:font-pitch-asian="variable" style:font-size-asian="12pt" style:font-family-complex="'Helvetica LT Std Light'" style:font-pitch-complex="variable" style:font-size-complex="12pt"/>
    </style:style>
    <style:style style:name="T3" style:family="text">
      <style:text-properties fo:color="#000000" fo:font-family="Courier" style:font-style-name="Regular" style:font-family-generic="modern" style:font-pitch="fixed" fo:font-size="12pt" style:font-family-asian="'Helvetica LT Std Light'" style:font-pitch-asian="variable" style:font-size-asian="18pt" style:font-family-complex="'Helvetica LT Std Light'" style:font-pitch-complex="variable" style:font-size-complex="18pt"/>
    </style:style>
    <style:style style:name="T4" style:family="text">
      <style:text-properties fo:color="#000000" fo:font-family="'Courier New'" style:font-pitch="variable" fo:font-size="14pt" style:font-family-asian="'Courier New'" style:font-pitch-asian="variable" style:font-size-asian="14pt" style:font-family-complex="'Courier New'" style:font-pitch-complex="variable" style:font-size-complex="14pt"/>
    </style:style>
    <style:style style:name="T5" style:family="text">
      <style:text-properties fo:color="#000000" style:font-family-asian="'Helvetica LT Std Light'" style:font-pitch-asian="variable" style:font-family-complex="'Helvetica LT Std Light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Rectangle 32" draw:style-name="gr1" draw:text-style-name="P2" draw:layer="layout" svg:width="2.53cm" svg:height="2.831cm" svg:x="5.185cm" svg:y="3.624cm">
          <text:p text:style-name="P1"><text:span text:style-name="T1">lock B</text:span></text:p>
          <draw:enhanced-geometry svg:viewBox="0 0 21600 21600" draw:type="rectangle" draw:enhanced-path="M 0 0 L 21600 0 21600 21600 0 21600 0 0 Z N"/>
        </draw:custom-shape>
        <draw:custom-shape draw:name="Rectangle 33" draw:style-name="gr2" draw:text-style-name="P2" draw:layer="layout" svg:width="2.53cm" svg:height="0.812cm" svg:x="5.185cm" svg:y="6.792cm">
          <text:p text:style-name="P1"><text:span text:style-name="T1">lock A</text:span></text:p>
          <draw:enhanced-geometry svg:viewBox="0 0 21600 21600" draw:type="rectangle" draw:enhanced-path="M 0 0 L 21600 0 21600 21600 0 21600 0 0 Z N"/>
        </draw:custom-shape>
        <draw:custom-shape draw:name="Rectangle 34" draw:style-name="gr3" draw:text-style-name="P2" draw:layer="layout" svg:width="3.568cm" svg:height="0.812cm" svg:x="4.665cm" svg:y="9.252cm">
          <text:p text:style-name="P1"><text:span text:style-name="T1">unlock A,B</text:span></text:p>
          <draw:enhanced-geometry svg:viewBox="0 0 21600 21600" draw:type="rectangle" draw:enhanced-path="M 0 0 L 21600 0 21600 21600 0 21600 0 0 Z N"/>
        </draw:custom-shape>
        <draw:line draw:name="Straight Connector 35" draw:style-name="gr4" draw:text-style-name="P3" draw:layer="layout" svg:x1="2.567cm" svg:y1="3.972cm" svg:x2="2.567cm" svg:y2="5.318cm">
          <text:p/>
        </draw:line>
        <draw:custom-shape draw:name="Rectangle 36" draw:style-name="gr5" draw:text-style-name="P4" draw:layer="layout" svg:width="2.476cm" svg:height="1.275cm" svg:x="0.176cm" svg:y="3.978cm">
          <text:p text:style-name="P1"><text:span text:style-name="T2">do</text:span><text:span text:style-name="T2"><text:line-break/></text:span><text:span text:style-name="T2">something</text:span></text:p>
          <draw:enhanced-geometry svg:viewBox="0 0 21600 21600" draw:type="rectangle" draw:enhanced-path="M 0 0 L 21600 0 21600 21600 0 21600 0 0 Z N"/>
        </draw:custom-shape>
        <draw:line draw:name="Straight Connector 37" draw:style-name="gr4" draw:text-style-name="P3" draw:layer="layout" svg:x1="6.465cm" svg:y1="7.808cm" svg:x2="6.465cm" svg:y2="9.154cm">
          <text:p/>
        </draw:line>
        <draw:custom-shape draw:name="Rectangle 38" draw:style-name="gr6" draw:text-style-name="P2" draw:layer="layout" svg:width="2.786cm" svg:height="1.275cm" svg:x="6.271cm" svg:y="7.814cm">
          <text:p text:style-name="P1"><text:span text:style-name="T3">do</text:span><text:span text:style-name="T3"><text:line-break/></text:span><text:span text:style-name="T3">something</text:span></text:p>
          <draw:enhanced-geometry svg:viewBox="0 0 21600 21600" draw:type="rectangle" draw:enhanced-path="M 0 0 L 21600 0 21600 21600 0 21600 0 0 Z N"/>
        </draw:custom-shape>
        <draw:line draw:name="Straight Connector 39" draw:style-name="gr4" draw:text-style-name="P3" draw:layer="layout" svg:x1="2.567cm" svg:y1="6.461cm" svg:x2="2.567cm" svg:y2="10.68cm">
          <text:p/>
        </draw:line>
        <draw:line draw:name="Straight Connector 40" draw:style-name="gr4" draw:text-style-name="P3" draw:layer="layout" svg:x1="6.471cm" svg:y1="1.233cm" svg:x2="6.471cm" svg:y2="3.647cm">
          <text:p/>
        </draw:line>
        <draw:line draw:name="Straight Connector 41" draw:style-name="gr4" draw:text-style-name="P3" draw:layer="layout" svg:x1="2.567cm" svg:y1="1.233cm" svg:x2="2.567cm" svg:y2="1.661cm">
          <text:p/>
        </draw:line>
        <draw:line draw:name="Straight Connector 42" draw:style-name="gr4" draw:text-style-name="P3" draw:layer="layout" svg:x1="6.471cm" svg:y1="10.104cm" svg:x2="6.471cm" svg:y2="10.674cm">
          <text:p/>
        </draw:line>
        <draw:line draw:name="Straight Connector 43" draw:style-name="gr4" draw:text-style-name="P3" draw:layer="layout" svg:x1="6.407cm" svg:y1="6.512cm" svg:x2="6.407cm" svg:y2="6.805cm">
          <text:p/>
        </draw:line>
        <draw:line draw:name="Straight Connector 44" draw:style-name="gr4" draw:text-style-name="P3" draw:layer="layout" svg:x1="2.567cm" svg:y1="2.473cm" svg:x2="2.567cm" svg:y2="3.043cm">
          <text:p/>
        </draw:line>
        <draw:custom-shape draw:name="Rectangle 45" draw:style-name="gr7" draw:text-style-name="P4" draw:layer="layout" svg:width="2.53cm" svg:height="0.812cm" svg:x="1.302cm" svg:y="1.72cm">
          <text:p text:style-name="P1"><text:span text:style-name="T4">lock A</text:span></text:p>
          <draw:enhanced-geometry svg:viewBox="0 0 21600 21600" draw:type="rectangle" draw:enhanced-path="M 0 0 L 21600 0 21600 21600 0 21600 0 0 Z N"/>
        </draw:custom-shape>
        <draw:custom-shape draw:name="Rectangle 46" draw:style-name="gr8" draw:text-style-name="P4" draw:layer="layout" svg:width="2.53cm" svg:height="0.812cm" svg:x="1.302cm" svg:y="2.979cm">
          <text:p text:style-name="P1"><text:span text:style-name="T4">lock B</text:span></text:p>
          <draw:enhanced-geometry svg:viewBox="0 0 21600 21600" draw:type="rectangle" draw:enhanced-path="M 0 0 L 21600 0 21600 21600 0 21600 0 0 Z N"/>
        </draw:custom-shape>
        <draw:custom-shape draw:name="Rectangle 47" draw:style-name="gr9" draw:text-style-name="P4" draw:layer="layout" svg:width="3.568cm" svg:height="0.812cm" svg:x="0.783cm" svg:y="5.44cm">
          <text:p text:style-name="P1"><text:span text:style-name="T4">unlock A,B</text:span></text:p>
          <draw:enhanced-geometry svg:viewBox="0 0 21600 21600" draw:type="rectangle" draw:enhanced-path="M 0 0 L 21600 0 21600 21600 0 21600 0 0 Z N"/>
        </draw:custom-shape>
        <draw:custom-shape draw:name="Freeform 48" draw:style-name="gr10" draw:text-style-name="P5" draw:layer="layout" svg:width="0.479cm" svg:height="1.628cm" svg:x="6.232cm" svg:y="4.574cm">
          <text:p/>
          <draw:enhanced-geometry svg:viewBox="0 0 523013 1119672" draw:extrusion-allowed="true" draw:glue-points="74524 0 165610 39368 5521 96234 160089 166223 2760 249334 157329 319323 2761 402434 172773 482968 0 551160 104886 586154" draw:type="non-primitive" draw:enhanced-path="M 225598 0 L 501328 75201 16712 183826 484617 317519 8356 476278 476262 609971 8357 768730 523013 922566 0 1052826 317508 1119672 N"/>
        </draw:custom-shape>
        <draw:custom-shape draw:name="Rectangle 49" draw:style-name="gr11" draw:text-style-name="P2" draw:layer="layout" svg:width="2.025cm" svg:height="0.768cm" svg:x="7.989cm" svg:y="4.272cm">
          <text:p text:style-name="P1"><text:span text:style-name="T3">blocks</text:span></text:p>
          <draw:enhanced-geometry svg:viewBox="0 0 21600 21600" draw:type="rectangle" draw:enhanced-path="M 0 0 L 21600 0 21600 21600 0 21600 0 0 Z N"/>
        </draw:custom-shape>
        <draw:connector draw:name="Straight Arrow Connector 50" draw:style-name="gr12" draw:text-style-name="P3" draw:layer="layout" draw:type="line" svg:x1="8.211cm" svg:y1="4.759cm" svg:x2="6.863cm" svg:y2="5.169cm" svg:d="m8211 4759-1348 410">
          <text:p/>
        </draw:connector>
        <draw:custom-shape draw:name="Rectangle 51" draw:style-name="gr13" draw:text-style-name="P7" draw:layer="layout" svg:width="2.475cm" svg:height="0.853cm" svg:x="1.318cm" svg:y="0.382cm">
          <text:p text:style-name="P6"><text:span text:style-name="T5">Thread 1</text:span></text:p>
          <draw:enhanced-geometry svg:viewBox="0 0 21600 21600" draw:type="rectangle" draw:enhanced-path="M 0 0 L 21600 0 21600 21600 0 21600 0 0 Z N"/>
        </draw:custom-shape>
        <draw:custom-shape draw:name="Rectangle 52" draw:style-name="gr14" draw:text-style-name="P7" draw:layer="layout" svg:width="2.475cm" svg:height="0.853cm" svg:x="5.221cm" svg:y="0.374cm">
          <text:p text:style-name="P6"><text:span text:style-name="T5">Thread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draw:stroke-dash draw:name="Dash_20_2" draw:display-name="Dash 2" draw:style="rect" draw:dots1="1" draw:dots1-length="0.052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5-28T07:20:15</meta:creation-date>
    <dc:date>2015-05-28T07:33:44</dc:date>
    <meta:editing-duration>PT00H10M36S</meta:editing-duration>
    <meta:editing-cycles>3</meta:editing-cycles>
    <meta:generator>NeoOffice/3.4.1$Unix OpenOffice.org_project/Patch 14</meta:generator>
    <meta:document-statistic meta:object-count="21"/>
  </office:meta>
</office:document-meta>
</file>